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42b2" officeooo:paragraph-rsid="001c42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 &lt;stdio.h&gt;</text:p>
      <text:p text:style-name="P1"/>
      <text:p text:style-name="P1">typedef struct {</text:p>
      <text:p text:style-name="P1"><text:tab/>float price;</text:p>
      <text:p text:style-name="P1"><text:tab/>unsigned int quantity;</text:p>
      <text:p text:style-name="P1">} Product;</text:p>
      <text:p text:style-name="P1"/>
      <text:p text:style-name="P1">void saving_db(FILE *fp) {</text:p>
      <text:p text:style-name="P1"><text:tab/>printf("Number of products: ");</text:p>
      <text:p text:style-name="P1"><text:tab/>unsigned int n;</text:p>
      <text:p text:style-name="P1"><text:tab/>scanf("%d", &amp;n);</text:p>
      <text:p text:style-name="P1"><text:tab/>Product product[n];</text:p>
      <text:p text:style-name="P1"><text:tab/>for(int i = 0; i &lt; n; i++) {</text:p>
      <text:p text:style-name="P1"><text:tab/><text:tab/>printf("Price of product #%d: ", i+1);</text:p>
      <text:p text:style-name="P1"><text:tab/><text:tab/>scanf("%f", &amp;product[i].price);</text:p>
      <text:p text:style-name="P1"><text:tab/><text:tab/>printf("Quantity of product #%d: ", i+1);</text:p>
      <text:p text:style-name="P1"><text:tab/><text:tab/>scanf("%d", &amp;product[i].quantity);</text:p>
      <text:p text:style-name="P1"><text:tab/>}</text:p>
      <text:p text:style-name="P1"><text:tab/>fprintf(fp, "%d\n", n);</text:p>
      <text:p text:style-name="P1"><text:tab/>for(int i = 0; i &lt; n; i++)</text:p>
      <text:p text:style-name="P1"><text:tab/><text:tab/>fprintf(fp, "%.2f <text:s text:c="3"/>%d\n", product[i].price, product[i].quantity);</text:p>
      <text:p text:style-name="P1">}</text:p>
      <text:p text:style-name="P1"/>
      <text:p text:style-name="P1">int main() {</text:p>
      <text:p text:style-name="P1"><text:tab/>FILE *fp;</text:p>
      <text:p text:style-name="P1"><text:tab/>fp = fopen("products.txt", "w");</text:p>
      <text:p text:style-name="P1"><text:tab/></text:p>
      <text:p text:style-name="P1"><text:tab/>saving_db(fp);</text:p>
      <text:p text:style-name="P1"/>
      <text:p text:style-name="P1"><text:tab/>return 0;</text:p>
      <text:p text:style-name="P1">}</text:p>
      <text:p text:style-name="P1"/>
      <text:p text:style-name="P1"/>
      <text:p text:style-name="P1">#include &lt;stdio.h&gt;</text:p>
      <text:p text:style-name="P1"/>
      <text:p text:style-name="P1">typedef struct {</text:p>
      <text:p text:style-name="P1"><text:tab/>float price;</text:p>
      <text:p text:style-name="P1"><text:tab/>unsigned int quantity;</text:p>
      <text:p text:style-name="P1">} Product;</text:p>
      <text:p text:style-name="P1"/>
      <text:p text:style-name="P1">void printing_db(FILE *fp) {</text:p>
      <text:p text:style-name="P1"><text:tab/>int n;</text:p>
      <text:p text:style-name="P1"><text:tab/>fscanf(fp, "%d", &amp;n);</text:p>
      <text:p text:style-name="P1"><text:tab/>Product product[n];</text:p>
      <text:p text:style-name="P1"><text:tab/>for (int i = 0; i &lt; n; i++)</text:p>
      <text:p text:style-name="P1"><text:tab/><text:tab/>fscanf(fp, "%f%d", &amp;product[i].price, &amp;product[i].quantity);</text:p>
      <text:p text:style-name="P1"><text:tab/>printf("Price<text:tab/><text:tab/>Quantity\n");</text:p>
      <text:p text:style-name="P1"><text:tab/>for (int i = 0; i &lt; n; i++)</text:p>
      <text:p text:style-name="P1"><text:tab/><text:tab/>printf("%10.2f%10d\n", product[i].price, product[i].quantity);</text:p>
      <text:p text:style-name="P1">}</text:p>
      <text:p text:style-name="P1"/>
      <text:p text:style-name="P1">int main() {</text:p>
      <text:p text:style-name="P1"><text:soft-page-break/><text:tab/>FILE *fp;</text:p>
      <text:p text:style-name="P1"><text:tab/>fp = fopen("products.txt", "r");</text:p>
      <text:p text:style-name="P1"><text:tab/></text:p>
      <text:p text:style-name="P1"><text:tab/>printing_db(fp);</text:p>
      <text:p text:style-name="P1"/>
      <text:p text:style-name="P1"><text:tab/>return 0;</text:p>
      <text:p text:style-name="P1">}</text:p>
      <text:p text:style-name="P1"/>
      <text:p text:style-name="P1"/>
      <text:p text:style-name="P1"/>
      <text:p text:style-name="P1">#include &lt;stdio.h&gt;</text:p>
      <text:p text:style-name="P1"/>
      <text:p text:style-name="P1">typedef struct {</text:p>
      <text:p text:style-name="P1"><text:tab/>float price;</text:p>
      <text:p text:style-name="P1"><text:tab/>unsigned int quantity;</text:p>
      <text:p text:style-name="P1">} Product;</text:p>
      <text:p text:style-name="P1"/>
      <text:p text:style-name="P1">void printing_db(FILE *fp) {</text:p>
      <text:p text:style-name="P1"><text:tab/>int n;</text:p>
      <text:p text:style-name="P1"><text:tab/>fscanf(fp, "%d", &amp;n);</text:p>
      <text:p text:style-name="P1"><text:tab/>Product product[n];</text:p>
      <text:p text:style-name="P1"><text:tab/>for (int i = 0; i &lt; n; i++)</text:p>
      <text:p text:style-name="P1"><text:tab/><text:tab/>fscanf(fp, "%f%d", &amp;product[i].price, &amp;product[i].quantity);</text:p>
      <text:p text:style-name="P1"><text:tab/>printf("Price<text:tab/><text:tab/>Quantity\n");</text:p>
      <text:p text:style-name="P1"><text:tab/>printf("You want to know the price of element #");</text:p>
      <text:p text:style-name="P1"><text:tab/>int element;</text:p>
      <text:p text:style-name="P1"><text:tab/>scanf("%d", &amp;element);</text:p>
      <text:p text:style-name="P1"><text:tab/>while (element &lt; 0 &amp;&amp; element &gt; n) scanf("%d", &amp;element);</text:p>
      <text:p text:style-name="P1"><text:tab/>printf("Price of element #%d is %.2f\n", element, product[element-1].price);</text:p>
      <text:p text:style-name="P1">}</text:p>
      <text:p text:style-name="P1"/>
      <text:p text:style-name="P1">int main() {</text:p>
      <text:p text:style-name="P1"><text:tab/>FILE *fp;</text:p>
      <text:p text:style-name="P1"><text:tab/>fp = fopen("products.txt", "r");</text:p>
      <text:p text:style-name="P1"><text:tab/></text:p>
      <text:p text:style-name="P1"><text:tab/>printing_db(fp);</text:p>
      <text:p text:style-name="P1"/>
      <text:p text:style-name="P1"><text:tab/>return 0;</text:p>
      <text:p text:style-name="P1">}</text:p>
      <text:p text:style-name="P1"/>
      <text:p text:style-name="P1"/>
      <text:p text:style-name="P1"/>
      <text:p text:style-name="P1">#include &lt;stdio.h&gt;</text:p>
      <text:p text:style-name="P1"/>
      <text:p text:style-name="P1">typedef struct {</text:p>
      <text:p text:style-name="P1"><text:tab/>float price;</text:p>
      <text:p text:style-name="P1"><text:tab/>unsigned int quantity;</text:p>
      <text:p text:style-name="P1">} Product;</text:p>
      <text:p text:style-name="P1"/>
      <text:p text:style-name="P1">void printing_db(FILE *fp) {</text:p>
      <text:p text:style-name="P1"><text:tab/>int n;</text:p>
      <text:p text:style-name="P1"><text:tab/>fscanf(fp, "%d", &amp;n);</text:p>
      <text:p text:style-name="P1"><text:soft-page-break/><text:tab/>Product product[n];</text:p>
      <text:p text:style-name="P1"><text:tab/>for (int i = 0; i &lt; n; i++)</text:p>
      <text:p text:style-name="P1"><text:tab/><text:tab/>fscanf(fp, "%f%d", &amp;product[i].price, &amp;product[i].quantity);</text:p>
      <text:p text:style-name="P1"><text:tab/></text:p>
      <text:p text:style-name="P1"><text:tab/>FILE *c;</text:p>
      <text:p text:style-name="P1"><text:tab/>if ((c = fopen("command.txt", "r"))==NULL) printf("Error!");</text:p>
      <text:p text:style-name="P1"><text:tab/>else {</text:p>
      <text:p text:style-name="P1"><text:tab/><text:tab/>float result = 0;</text:p>
      <text:p text:style-name="P1"><text:tab/><text:tab/>unsigned int c_code, c_quantity;</text:p>
      <text:p text:style-name="P1"><text:tab/><text:tab/>while (!feof(c)) {</text:p>
      <text:p text:style-name="P1"><text:tab/><text:tab/><text:tab/>fscanf(c, "%d%d", &amp;c_code, &amp;c_quantity);</text:p>
      <text:p text:style-name="P1"><text:tab/><text:tab/><text:tab/>if (c_quantity &lt;= product[c_code-1].quantity) {</text:p>
      <text:p text:style-name="P1"><text:tab/><text:tab/><text:tab/><text:tab/>result += c_quantity * product[c_code-1].price;</text:p>
      <text:p text:style-name="P1"><text:tab/><text:tab/><text:tab/><text:tab/>product[c_code-1].quantity -= c_quantity;</text:p>
      <text:p text:style-name="P1"><text:tab/><text:tab/><text:tab/>} else {</text:p>
      <text:p text:style-name="P1"><text:tab/><text:tab/><text:tab/><text:tab/>printf("There is only %d products of code %d\n", product[c_code-1].quantity, c_code);</text:p>
      <text:p text:style-name="P1"><text:tab/><text:tab/><text:tab/><text:tab/>result += product[c_code-1].quantity * product[c_code-1].price;</text:p>
      <text:p text:style-name="P1"><text:tab/><text:tab/><text:tab/><text:tab/>product[c_code-1].quantity = 0;</text:p>
      <text:p text:style-name="P1"><text:tab/><text:tab/><text:tab/>}</text:p>
      <text:p text:style-name="P1"><text:tab/><text:tab/>}</text:p>
      <text:p text:style-name="P1"><text:tab/>printf("%f", result);</text:p>
      <text:p text:style-name="P1"/>
      <text:p text:style-name="P1"><text:tab/>fp = fopen("products.txt", "w");</text:p>
      <text:p text:style-name="P1"><text:tab/>fprintf(fp, "%d\n", n);</text:p>
      <text:p text:style-name="P1"><text:tab/>for (int i = 0; i &lt; n; i++)</text:p>
      <text:p text:style-name="P1"><text:tab/><text:tab/>fprintf(fp, "%.2f<text:tab/>%d\n", product[i].price, product[i].quantity);</text:p>
      <text:p text:style-name="P1"><text:tab/>}</text:p>
      <text:p text:style-name="P1">}</text:p>
      <text:p text:style-name="P1"/>
      <text:p text:style-name="P1">int main() {</text:p>
      <text:p text:style-name="P1"><text:tab/>FILE *fp;</text:p>
      <text:p text:style-name="P1"><text:tab/>fp = fopen("products.txt", "r");</text:p>
      <text:p text:style-name="P1"><text:tab/></text:p>
      <text:p text:style-name="P1"><text:tab/>printing_db(fp);</text:p>
      <text:p text:style-name="P1"/>
      <text:p text:style-name="P1"><text:tab/>return 0;</text:p>
      <text:p text:style-name="P1">}</text:p>
      <text:p text:style-name="P1"/>
      <text:p text:style-name="P1"/>
      <text:p text:style-name="P1">#include &lt;stdio.h&gt;</text:p>
      <text:p text:style-name="P1">#include &lt;stdlib.h&gt;</text:p>
      <text:p text:style-name="P1"/>
      <text:p text:style-name="P1">typedef struct {</text:p>
      <text:p text:style-name="P1"><text:tab/>float price;</text:p>
      <text:p text:style-name="P1"><text:tab/>unsigned int quantity;</text:p>
      <text:p text:style-name="P1">} Product;</text:p>
      <text:p text:style-name="P1"/>
      <text:p text:style-name="P1">void printing_db(FILE *fp) {</text:p>
      <text:p text:style-name="P1"><text:tab/>int n;</text:p>
      <text:p text:style-name="P1"><text:tab/>fscanf(fp, "%d", &amp;n);</text:p>
      <text:p text:style-name="P1"><text:tab/>Product product[n];</text:p>
      <text:p text:style-name="P1"><text:soft-page-break/><text:tab/>for (int i = 0; i &lt; n; i++)</text:p>
      <text:p text:style-name="P1"><text:tab/><text:tab/>fscanf(fp, "%f%d", &amp;product[i].price, &amp;product[i].quantity);</text:p>
      <text:p text:style-name="P1"><text:tab/></text:p>
      <text:p text:style-name="P1"><text:tab/>FILE *c;</text:p>
      <text:p text:style-name="P1"><text:tab/>if ((c = fopen("command.txt", "r"))==NULL) printf("Error!");</text:p>
      <text:p text:style-name="P1"><text:tab/>else {</text:p>
      <text:p text:style-name="P1"><text:tab/><text:tab/>float result = 0;</text:p>
      <text:p text:style-name="P1"><text:tab/><text:tab/>unsigned int c_code, c_quantity;</text:p>
      <text:p text:style-name="P1"><text:tab/><text:tab/>while (!feof(c)) {</text:p>
      <text:p text:style-name="P1"><text:tab/><text:tab/><text:tab/>fscanf(c, "%d%d", &amp;c_code, &amp;c_quantity);</text:p>
      <text:p text:style-name="P1"><text:tab/><text:tab/><text:tab/>if (c_quantity &lt;= product[c_code-1].quantity) {</text:p>
      <text:p text:style-name="P1"><text:tab/><text:tab/><text:tab/><text:tab/>result += c_quantity * product[c_code-1].price;</text:p>
      <text:p text:style-name="P1"><text:tab/><text:tab/><text:tab/><text:tab/>product[c_code-1].quantity -= c_quantity;</text:p>
      <text:p text:style-name="P1"><text:tab/><text:tab/><text:tab/>} else {</text:p>
      <text:p text:style-name="P1"><text:tab/><text:tab/><text:tab/><text:tab/>printf("-1\n");</text:p>
      <text:p text:style-name="P1"><text:tab/><text:tab/><text:tab/><text:tab/>exit(1);</text:p>
      <text:p text:style-name="P1"><text:tab/><text:tab/><text:tab/>}</text:p>
      <text:p text:style-name="P1"><text:tab/><text:tab/>}</text:p>
      <text:p text:style-name="P1"><text:tab/>printf("%f", result);</text:p>
      <text:p text:style-name="P1"/>
      <text:p text:style-name="P1"><text:tab/>fp = fopen("products.txt", "w");</text:p>
      <text:p text:style-name="P1"><text:tab/>fprintf(fp, "%d\n", n);</text:p>
      <text:p text:style-name="P1"><text:tab/>for (int i = 0; i &lt; n; i++)</text:p>
      <text:p text:style-name="P1"><text:tab/><text:tab/>fprintf(fp, "%.2f<text:tab/>%d\n", product[i].price, product[i].quantity);</text:p>
      <text:p text:style-name="P1"><text:tab/>}</text:p>
      <text:p text:style-name="P1">}</text:p>
      <text:p text:style-name="P1"/>
      <text:p text:style-name="P1">int main() {</text:p>
      <text:p text:style-name="P1"><text:tab/>FILE *fp;</text:p>
      <text:p text:style-name="P1"><text:tab/>fp = fopen("products.txt", "r");</text:p>
      <text:p text:style-name="P1"><text:tab/></text:p>
      <text:p text:style-name="P1"><text:tab/>printing_db(fp);</text:p>
      <text:p text:style-name="P1"/>
      <text:p text:style-name="P1"><text:tab/>return 0;</text:p>
      <text:p text:style-name="P1">}#include &lt;stdio.h&gt;</text:p>
      <text:p text:style-name="P1">#include &lt;stdlib.h&gt;</text:p>
      <text:p text:style-name="P1"/>
      <text:p text:style-name="P1">typedef struct {</text:p>
      <text:p text:style-name="P1"><text:tab/>float price;</text:p>
      <text:p text:style-name="P1"><text:tab/>unsigned int quantity;</text:p>
      <text:p text:style-name="P1">} Product;</text:p>
      <text:p text:style-name="P1"/>
      <text:p text:style-name="P1">void printing_db(FILE *fp) {</text:p>
      <text:p text:style-name="P1"><text:tab/>int n;</text:p>
      <text:p text:style-name="P1"><text:tab/>fscanf(fp, "%d", &amp;n);</text:p>
      <text:p text:style-name="P1"><text:tab/>Product product[n];</text:p>
      <text:p text:style-name="P1"><text:tab/>for (int i = 0; i &lt; n; i++)</text:p>
      <text:p text:style-name="P1"><text:tab/><text:tab/>fscanf(fp, "%f%d", &amp;product[i].price, &amp;product[i].quantity);</text:p>
      <text:p text:style-name="P1"><text:tab/></text:p>
      <text:p text:style-name="P1"><text:tab/>FILE *c;</text:p>
      <text:p text:style-name="P1"><text:tab/>if ((c = fopen("command.txt", "r"))==NULL) printf("Error!");</text:p>
      <text:p text:style-name="P1"><text:tab/>else {</text:p>
      <text:p text:style-name="P1"><text:soft-page-break/><text:tab/><text:tab/>float result = 0;</text:p>
      <text:p text:style-name="P1"><text:tab/><text:tab/>unsigned int c_code, c_quantity;</text:p>
      <text:p text:style-name="P1"><text:tab/><text:tab/>while (!feof(c)) {</text:p>
      <text:p text:style-name="P1"><text:tab/><text:tab/><text:tab/>fscanf(c, "%d%d", &amp;c_code, &amp;c_quantity);</text:p>
      <text:p text:style-name="P1"><text:tab/><text:tab/><text:tab/>if (c_quantity &lt;= product[c_code-1].quantity) {</text:p>
      <text:p text:style-name="P1"><text:tab/><text:tab/><text:tab/><text:tab/>result += c_quantity * product[c_code-1].price;</text:p>
      <text:p text:style-name="P1"><text:tab/><text:tab/><text:tab/><text:tab/>product[c_code-1].quantity -= c_quantity;</text:p>
      <text:p text:style-name="P1"><text:tab/><text:tab/><text:tab/>} else {</text:p>
      <text:p text:style-name="P1"><text:tab/><text:tab/><text:tab/><text:tab/>printf("-1\n");</text:p>
      <text:p text:style-name="P1"><text:tab/><text:tab/><text:tab/><text:tab/>exit(1);</text:p>
      <text:p text:style-name="P1"><text:tab/><text:tab/><text:tab/>}</text:p>
      <text:p text:style-name="P1"><text:tab/><text:tab/>}</text:p>
      <text:p text:style-name="P1"><text:tab/>printf("%f", result);</text:p>
      <text:p text:style-name="P1"/>
      <text:p text:style-name="P1"><text:tab/>fp = fopen("products.txt", "w");</text:p>
      <text:p text:style-name="P1"><text:tab/>fprintf(fp, "%d\n", n);</text:p>
      <text:p text:style-name="P1"><text:tab/>for (int i = 0; i &lt; n; i++)</text:p>
      <text:p text:style-name="P1"><text:tab/><text:tab/>fprintf(fp, "%.2f<text:tab/>%d\n", product[i].price, product[i].quantity);</text:p>
      <text:p text:style-name="P1"><text:tab/>}</text:p>
      <text:p text:style-name="P1">}</text:p>
      <text:p text:style-name="P1"/>
      <text:p text:style-name="P1">int main() {</text:p>
      <text:p text:style-name="P1"><text:tab/>FILE *fp;</text:p>
      <text:p text:style-name="P1"><text:tab/>fp = fopen("products.txt", "r");</text:p>
      <text:p text:style-name="P1"><text:tab/></text:p>
      <text:p text:style-name="P1"><text:tab/>printing_db(fp);</text:p>
      <text:p text:style-name="P1"/>
      <text:p text:style-name="P1"><text:tab/>return 0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00:27:58.831912491</meta:creation-date>
    <dc:date>2017-05-18T00:29:31.934085791</dc:date>
    <meta:editing-duration>PT1M35S</meta:editing-duration>
    <meta:editing-cycles>1</meta:editing-cycles>
    <meta:document-statistic meta:table-count="0" meta:image-count="0" meta:object-count="0" meta:page-count="5" meta:paragraph-count="199" meta:word-count="606" meta:character-count="4499" meta:non-whitespace-character-count="3833"/>
    <meta:generator>LibreOffice/5.1.6.2$Linux_X86_64 LibreOffice_project/10m0$Build-2</meta:generator>
  </office:meta>
</office:document-meta>
</file>